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text-align="center"/>
      <style:text-properties style:font-name="Times" fo:font-size="18.0pt"/>
    </style:style>
    <style:style style:name="P3" style:family="paragraph" style:parent-style-name="Standard">
      <style:paragraph-properties fo:text-align="justify"/>
      <style:text-properties style:font-name="Times" fo:font-size="18.0pt"/>
    </style:style>
    <style:style style:name="P4" style:family="paragraph" style:parent-style-name="Standard">
      <style:paragraph-properties fo:margin-top="0.0972in" fo:margin-bottom="0.0835in" fo:text-align="justify"/>
      <style:text-properties style:font-name="Times" fo:font-size="12.0pt"/>
    </style:style>
    <style:style style:name="P5" style:family="paragraph" style:parent-style-name="Standard">
      <style:paragraph-properties fo:text-align="justify"/>
      <style:text-properties style:font-name="Times" fo:font-size="12.0pt" fo:color="#b2b2b2"/>
    </style:style>
    <style:style style:name="P6" style:family="paragraph" style:parent-style-name="Standard">
      <style:paragraph-properties fo:text-align="justify"/>
      <style:text-properties style:font-name="Times" fo:font-size="12.0pt"/>
    </style:style>
    <style:style style:name="P7" style:family="paragraph" style:parent-style-name="Standard">
      <style:paragraph-properties fo:text-align="justify"/>
      <style:text-properties style:font-name="Times" fo:font-size="12.0pt" fo:color="#000000"/>
    </style:style>
    <style:style style:name="P8" style:family="paragraph" style:parent-style-name="Standard">
      <style:paragraph-properties fo:margin-top="0.0972in" fo:margin-bottom="0.0835in" fo:text-align="justify"/>
      <style:text-properties style:font-name="Times" fo:font-size="12.0pt" fo:color="#000000"/>
    </style:style>
    <style:style style:name="P9" style:family="paragraph" style:parent-style-name="Standard">
      <style:paragraph-properties fo:margin-bottom="0.0972in" fo:text-align="justify" fo:line-height="120%"/>
      <style:text-properties style:font-name="Times" fo:font-size="12.0pt" fo:color="#b2b2b2"/>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color="#b2b2b2"/>
    </style:style>
    <style:style style:name="T4"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Documentation for deliverable</text:span></text:p>
      <text:p text:style-name="P2">Student members: <text:span text:style-name="T2">Lastname1, Lastname2</text:span></text:p>
      <text:p text:style-name="P3"/>
      <text:p text:style-name="P4"><text:span text:style-name="T1">1. Description of the homework</text:span></text:p>
      <text:p text:style-name="P5">Explain what is the purpose of the provided deliverable and how does it function to achieve this purpose. You need to convince that you know what you are doing, from a theoritcal and practical point of view.</text:p>
      <text:p text:style-name="P6"/>
      <text:p text:style-name="P6"><text:span text:style-name="T2">The provided deliverable allows to... This is done by a set of functions that … by calculating the...</text:span></text:p>
      <text:p text:style-name="P6">The purpose of this assignment is to calculate the conversion matrix between two different cameras based on pictures of the same scene taken at different locations by these two cameras. To achieve this, we first have to find the corresponding points in these two pictures, both of which are on the epipolar line. Applying the Ransic algorithm, after we find at least 5 (7, 8) points, we can find the Fundamental matrix F. Based on the Fundamental matrix F and the calibration parameters of the cameras, we can find the essential matrix, which is a matrix containing the second Based on the Fundamental matrix F and the calibration parameters of the camera, we can find the essential matrix, which is a matrix containing the information of the second camera about the position of the first camera, and it has four solutions, but only one solution is reasonable. In tp cv.recoverPose can solve this problem directly</text:p>
      <text:p text:style-name="P6"/>
      <text:p text:style-name="P6"/>
      <text:p text:style-name="P6"/>
      <text:p text:style-name="P6"/>
      <text:p text:style-name="P6"/>
      <text:p text:style-name="P4"><text:span text:style-name="T1">2. Executing the deliverable with default parameters</text:span></text:p>
      <text:p text:style-name="P5">How to run the deliverable with default parameters from a terminal of the TP-CompVisio VM environment</text:p>
      <text:p text:style-name="P5"/>
      <text:p text:style-name="P7">Please run the program as follows.</text:p>
      <text:p text:style-name="P7">python path/to/calibration/file path/to/img1 path/to/im<text:span text:style-name="T3">g2</text:span></text:p>
      <text:p text:style-name="P6"/>
      <text:p text:style-name="P4"><text:span text:style-name="T1">2.1 Executing the deliverable with specific parameters</text:span></text:p>
      <text:p text:style-name="P5">In case your provide a deliverable that can be run with specific parameters from the command line, add a 2.x subsection for each separate case:</text:p>
      <text:p text:style-name="P6"/>
      <text:p text:style-name="P6"/>
      <text:p text:style-name="P6"/>
      <text:p text:style-name="P6"/>
      <text:p text:style-name="P4"><text:span text:style-name="T1">3 Using the deliverable with default parameters</text:span></text:p>
      <text:p text:style-name="P5">Explain how the user is expected to use your deliverable when starting it with default parameters. Does the user have to provide some input to your program? Where is the output shown? How does the user understand if the program succeeded or failed?</text:p>
      <text:p text:style-name="P6"/>
      <text:p text:style-name="P6"><text:span text:style-name="T2">The user should first press the button X to ... execute the ... The user can then see the result in ... the program exits successfully after …</text:span></text:p>
      <text:p text:style-name="P6"/>
      <text:p text:style-name="P6"/>
      <text:p text:style-name="P6"/>
      <text:p text:style-name="P6"/>
      <text:p text:style-name="P4"><text:span text:style-name="T1">3.1 Using the deliverable with specific parameters</text:span></text:p>
      <text:p text:style-name="P5">Explain how the user should use the deliverable for each 2.x subsection</text:p>
      <text:p text:style-name="P5"/>
      <text:p text:style-name="P7"><text:span text:style-name="T2">The user should first press the button X to ... execute the ... The user can then see the result in ... the program exits successfully after …</text:span></text:p>
      <text:p text:style-name="P7"/>
      <text:p text:style-name="P7"/>
      <text:p text:style-name="P6"/>
      <text:p text:style-name="P6"/>
      <text:p text:style-name="P4"><text:span text:style-name="T1">4 Non-delivered code</text:span></text:p>
      <text:p text:style-name="P5">List clearly any parts of the deliverable that you did not manage to complete. </text:p>
      <text:p text:style-name="P5"/>
      <text:p text:style-name="P5"/>
      <text:p text:style-name="P5"/>
      <text:p text:style-name="P5"/>
      <text:p text:style-name="P8"><text:span text:style-name="T1">5 Other</text:span></text:p>
      <text:p text:style-name="P9">Write here any other information that you think is useful. Feel free to add pictures with results if it helps to understand your deliverable, but <text:span text:style-name="T4">only</text:span><text:s/>in the case that these results can be reproduced by the user, after having followed your instructions in sections 3 and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